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4">
      <style:table-cell-properties fo:background-color="#ffff00"/>
    </style:style>
    <style:style style:name="ce6" style:family="table-cell" style:parent-style-name="Default" style:data-style-name="N4">
      <style:table-cell-properties fo:background-color="#ffff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NO CALCS!!!</text:p>
          </table:table-cell>
          <table:table-cell table:number-columns-repeated="3"/>
          <table:table-cell table:style-name="ce1" office:value-type="string" calcext:value-type="string">
            <text:p>Tau vs Transmittance</text:p>
          </table:table-cell>
          <table:table-cell table:number-columns-repeated="3"/>
          <table:table-cell table:style-name="ce9" office:value-type="string" calcext:value-type="string">
            <text:p>Solar zenith min per atmosphe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. azimuth</text:p>
          </table:table-cell>
          <table:table-cell office:value-type="float" office:value="36" calcext:value-type="float">
            <text:p>36.00</text:p>
          </table:table-cell>
          <table:table-cell table:style-name="ce2" office:value-type="float" office:value="18" calcext:value-type="float">
            <text:p>18.00</text:p>
          </table:table-cell>
          <table:table-cell office:value-type="string" calcext:value-type="string">
            <text:p>symm of azi</text:p>
          </table:table-cell>
          <table:table-cell table:style-name="ce7" office:value-type="string" calcext:value-type="string">
            <text:p>AOT</text:p>
          </table:table-cell>
          <table:table-cell table:style-name="ce7" office:value-type="string" calcext:value-type="string">
            <text:p>Transmittance</text:p>
          </table:table-cell>
          <table:table-cell table:style-name="ce7" office:value-type="string" calcext:value-type="string">
            <text:p>Diff.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ol zen tropics</text:p>
          </table:table-cell>
          <table:table-cell office:value-type="float" office:value="17" calcext:value-type="float">
            <text:p>17.00</text:p>
          </table:table-cell>
          <table:table-cell table:style-name="ce2" office:value-type="float" office:value="9" calcext:value-type="float">
            <text:p>9.00</text:p>
          </table:table-cell>
          <table:table-cell/>
          <table:table-cell office:value-type="float" office:value="0" calcext:value-type="float">
            <text:p>0</text:p>
          </table:table-cell>
          <table:table-cell table:formula="of:=EXP(-[.F4])"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atmos</text:p>
          </table:table-cell>
          <table:table-cell office:value-type="string" calcext:value-type="string">
            <text:p>lat max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min zenith</text:p>
          </table:table-cell>
          <table:table-cell office:value-type="string" calcext:value-type="string">
            <text:p>min acc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/>
          <table:table-cell office:value-type="string" calcext:value-type="string">
            <text:p>sol zen ml s</text:p>
          </table:table-cell>
          <table:table-cell office:value-type="float" office:value="16" calcext:value-type="float">
            <text:p>16.00</text:p>
          </table:table-cell>
          <table:table-cell table:style-name="ce2" office:value-type="float" office:value="8" calcext:value-type="float">
            <text:p>8.0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EXP(-[.F5])" office:value-type="float" office:value="0.818730753077982" calcext:value-type="float">
            <text:p>0.8187307531</text:p>
          </table:table-cell>
          <table:table-cell table:formula="of:=[.G4]-[.G5]" office:value-type="float" office:value="0.181269246922018" calcext:value-type="float">
            <text:p>0.1812692469</text:p>
          </table:table-cell>
          <table:table-cell/>
          <table:table-cell office:value-type="string" calcext:value-type="string">
            <text:p>tropical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quinox</text:p>
          </table:table-cell>
          <table:table-cell table:style-name="ce12" office:value-type="date" office:date-value="2007-03-20T12:00:00" calcext:value-type="date">
            <text:p>20/03/07 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l zen sa s</text:p>
          </table:table-cell>
          <table:table-cell office:value-type="float" office:value="12" calcext:value-type="float">
            <text:p>12.00</text:p>
          </table:table-cell>
          <table:table-cell table:style-name="ce2" office:value-type="float" office:value="6" calcext:value-type="float">
            <text:p>6.0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EXP(-[.F6])" office:value-type="float" office:value="0.670320046035639" calcext:value-type="float">
            <text:p>0.670320046</text:p>
          </table:table-cell>
          <table:table-cell table:formula="of:=[.G5]-[.G6]" office:value-type="float" office:value="0.148410707042343" calcext:value-type="float">
            <text:p>0.148410707</text:p>
          </table:table-cell>
          <table:table-cell/>
          <table:table-cell office:value-type="string" calcext:value-type="string">
            <text:p>Mid-lat summer</text:p>
          </table:table-cell>
          <table:table-cell office:value-type="float" office:value="52.5" calcext:value-type="float">
            <text:p>52.50</text:p>
          </table:table-cell>
          <table:table-cell office:value-type="float" office:value="30" calcext:value-type="float">
            <text:p>30.00</text:p>
          </table:table-cell>
          <table:table-cell office:value-type="float" office:value="6.571" calcext:value-type="float">
            <text:p>6.57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summer sol.</text:p>
          </table:table-cell>
          <table:table-cell table:style-name="ce12" office:value-type="date" office:date-value="2007-06-21T12:00:00" calcext:value-type="date">
            <text:p>21/06/07 12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ol zen ml w</text:p>
          </table:table-cell>
          <table:table-cell office:value-type="float" office:value="12" calcext:value-type="float">
            <text:p>12.00</text:p>
          </table:table-cell>
          <table:table-cell table:style-name="ce2" office:value-type="float" office:value="6" calcext:value-type="float">
            <text:p>6.00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EXP(-[.F7])" office:value-type="float" office:value="0.548811636094026" calcext:value-type="float">
            <text:p>0.5488116361</text:p>
          </table:table-cell>
          <table:table-cell table:formula="of:=[.G6]-[.G7]" office:value-type="float" office:value="0.121508409941613" calcext:value-type="float">
            <text:p>0.1215084099</text:p>
          </table:table-cell>
          <table:table-cell/>
          <table:table-cell office:value-type="string" calcext:value-type="string">
            <text:p>Sub-arc summer</text:p>
          </table:table-cell>
          <table:table-cell office:value-type="float" office:value="90" calcext:value-type="float">
            <text:p>90.00</text:p>
          </table:table-cell>
          <table:table-cell office:value-type="float" office:value="52.5" calcext:value-type="float">
            <text:p>52.50</text:p>
          </table:table-cell>
          <table:table-cell office:value-type="float" office:value="29.063" calcext:value-type="float">
            <text:p>29.063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summer sol.</text:p>
          </table:table-cell>
          <table:table-cell table:style-name="ce12" office:value-type="date" office:date-value="2007-06-21T12:00:00" calcext:value-type="date">
            <text:p>21/06/07 12:0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/>
          <table:table-cell office:value-type="string" calcext:value-type="string">
            <text:p>sol zen sa w</text:p>
          </table:table-cell>
          <table:table-cell office:value-type="float" office:value="7" calcext:value-type="float">
            <text:p>7.00</text:p>
          </table:table-cell>
          <table:table-cell table:style-name="ce2" office:value-type="float" office:value="4" calcext:value-type="float">
            <text:p>4.00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EXP(-[.F8])" office:value-type="float" office:value="0.449328964117222" calcext:value-type="float">
            <text:p>0.4493289641</text:p>
          </table:table-cell>
          <table:table-cell table:formula="of:=[.G7]-[.G8]" office:value-type="float" office:value="0.0994826719768048" calcext:value-type="float">
            <text:p>0.099482672</text:p>
          </table:table-cell>
          <table:table-cell/>
          <table:table-cell office:value-type="string" calcext:value-type="string">
            <text:p>Mid-lat winter</text:p>
          </table:table-cell>
          <table:table-cell office:value-type="float" office:value="52.5" calcext:value-type="float">
            <text:p>52.50</text:p>
          </table:table-cell>
          <table:table-cell office:value-type="float" office:value="30" calcext:value-type="float">
            <text:p>30.00</text:p>
          </table:table-cell>
          <table:table-cell office:value-type="float" office:value="30.255" calcext:value-type="float">
            <text:p>30.255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equinox</text:p>
          </table:table-cell>
          <table:table-cell table:style-name="ce12" office:value-type="date" office:date-value="2007-03-20T12:00:00" calcext:value-type="date">
            <text:p>20/03/07 12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view zen</text:p>
          </table:table-cell>
          <table:table-cell office:value-type="float" office:value="17" calcext:value-type="float">
            <text:p>17.00</text:p>
          </table:table-cell>
          <table:table-cell table:style-name="ce2" office:value-type="float" office:value="9" calcext:value-type="float">
            <text:p>9.00</text:p>
          </table:table-cell>
          <table:table-cell table:number-columns-repeated="5"/>
          <table:table-cell office:value-type="string" calcext:value-type="string">
            <text:p>Sub-arc winter</text:p>
          </table:table-cell>
          <table:table-cell office:value-type="float" office:value="90" calcext:value-type="float">
            <text:p>90.00</text:p>
          </table:table-cell>
          <table:table-cell office:value-type="float" office:value="52.5" calcext:value-type="float">
            <text:p>52.50</text:p>
          </table:table-cell>
          <table:table-cell office:value-type="float" office:value="52.726" calcext:value-type="float">
            <text:p>52.726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equinox</text:p>
          </table:table-cell>
          <table:table-cell table:style-name="ce12" office:value-type="date" office:date-value="2007-03-20T12:00:00" calcext:value-type="date">
            <text:p>20/03/07 12:0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/>
          <table:table-cell office:value-type="string" calcext:value-type="string">
            <text:p>alt</text:p>
          </table:table-cell>
          <table:table-cell office:value-type="float" office:value="7" calcext:value-type="float">
            <text:p>7.00</text:p>
          </table:table-cell>
          <table:table-cell table:style-name="ce2" office:value-type="float" office:value="7" calcext:value-type="float">
            <text:p>7.00</text:p>
          </table:table-cell>
          <table:table-cell/>
          <table:table-cell table:style-name="ce1" office:value-type="string" calcext:value-type="string">
            <text:p>WV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</text:p>
          </table:table-cell>
          <table:table-cell table:number-columns-repeated="2" table:style-name="ce3" office:value-type="float" office:value="5" calcext:value-type="float">
            <text:p>5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([.C4]+[.C5]+[.C6]+[.C7]+[.C8])*[.C9]*[.C10]*[.C3]" office:value-type="float" office:value="274176" calcext:value-type="float">
            <text:p>274,176.00</text:p>
          </table:table-cell>
          <table:table-cell table:style-name="ce4" table:formula="of:=([.D4]+[.D5]+[.D6]+[.D7]+[.D8])*[.D9]*[.D10]*[.D3]" office:value-type="float" office:value="37422" calcext:value-type="float">
            <text:p>37,422.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ot</text:p>
          </table:table-cell>
          <table:table-cell office:value-type="float" office:value="6" calcext:value-type="float">
            <text:p>6.00</text:p>
          </table:table-cell>
          <table:table-cell table:style-name="ce2" office:value-type="float" office:value="5" calcext:value-type="float">
            <text:p>5.0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vc</text:p>
          </table:table-cell>
          <table:table-cell office:value-type="float" office:value="9" calcext:value-type="float">
            <text:p>9.00</text:p>
          </table:table-cell>
          <table:table-cell table:style-name="ce2" office:value-type="float" office:value="5" calcext:value-type="float">
            <text:p>5.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float" office:value="7" calcext:value-type="float">
            <text:p>7.00</text:p>
          </table:table-cell>
          <table:table-cell table:style-name="ce2" office:value-type="float" office:value="5" calcext:value-type="float">
            <text:p>5.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 table:formula="of:=PRODUCT([.C14:.C16])" office:value-type="float" office:value="378" calcext:value-type="float">
            <text:p>378.00</text:p>
          </table:table-cell>
          <table:table-cell table:style-name="ce4" table:formula="of:=PRODUCT([.D14:.D16])" office:value-type="float" office:value="125" calcext:value-type="float">
            <text:p>125.00</text:p>
          </table:table-cell>
          <table:table-cell/>
          <table:table-cell table:style-name="ce1" office:value-type="string" calcext:value-type="string">
            <text:p>press</text:p>
          </table:table-cell>
          <table:table-cell table:number-columns-repeated="2"/>
          <table:table-cell table:style-name="ce8" office:value-type="string" calcext:value-type="string">
            <text:p>h (alt)</text:p>
          </table:table-cell>
          <table:table-cell table:style-name="ce10" office:value-type="string" calcext:value-type="string">
            <text:p>press (hPa)</text:p>
          </table:table-cell>
          <table:table-cell table:style-name="ce10" office:value-type="string" calcext:value-type="string">
            <text:p>lower</text:p>
          </table:table-cell>
          <table:table-cell table:style-name="ce10" office:value-type="string" calcext:value-type="string">
            <text:p>upper</text:p>
          </table:table-cell>
          <table:table-cell office:value-type="string" calcext:value-type="string">
            <text:p><text:a xlink:href="http://wmo.asu.edu/world-highest-sea-level-air-pressure-below-700m" xlink:type="simple">See Mendeley for highest barometric pressure ever recorded.....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$18]*EXP(-[.G$22]*[.G$23]*[.I18]/[.G$24]/[.G$21])/100" office:value-type="float" office:value="1013.25" calcext:value-type="float">
            <text:p>1,013.25</text:p>
          </table:table-cell>
          <table:table-cell table:formula="of:=[.J18]-140" office:value-type="float" office:value="873.25" calcext:value-type="float">
            <text:p>873.25</text:p>
          </table:table-cell>
          <table:table-cell table:formula="of:=[.J18]+80" office:value-type="float" office:value="1093.25" calcext:value-type="float">
            <text:p>1,093.25</text:p>
          </table:table-cell>
          <table:table-cell office:value-type="string" calcext:value-type="string">
            <text:p><text:a xlink:href="http://www.aoml.noaa.gov/hrd/tcfaq/E1.html" xlink:type="simple">lowest barometric pressure at sea level....</text:a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/calc</text:p>
          </table:table-cell>
          <table:table-cell table:number-columns-repeated="2" table:style-name="ce5" office:value-type="float" office:value="0.5" calcext:value-type="float">
            <text:p>0.5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0065" calcext:value-type="float">
            <text:p>0.0065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G$18]*EXP(-[.G$22]*[.G$23]*[.I19]/[.G$24]/[.G$21])/100" office:value-type="float" office:value="983.658404431313" calcext:value-type="float">
            <text:p>983.66</text:p>
          </table:table-cell>
          <table:table-cell table:formula="of:=[.J19]-140" office:value-type="float" office:value="843.658404431313" calcext:value-type="float">
            <text:p>843.66</text:p>
          </table:table-cell>
          <table:table-cell table:formula="of:=[.J19]+80" office:value-type="float" office:value="1063.65840443131" calcext:value-type="float">
            <text:p>1,063.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s</text:p>
          </table:table-cell>
          <table:table-cell table:formula="of:=[.C17]*[.C12]" office:value-type="float" office:value="103638528" calcext:value-type="float">
            <text:p>103,638,528.00</text:p>
          </table:table-cell>
          <table:table-cell table:style-name="ce2" table:formula="of:=[.D17]*[.D12]" office:value-type="float" office:value="4677750" calcext:value-type="float">
            <text:p>4,677,750.00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G$18]*EXP(-[.G$22]*[.G$23]*[.I20]/[.G$24]/[.G$21])/100" office:value-type="float" office:value="954.931020585597" calcext:value-type="float">
            <text:p>954.93</text:p>
          </table:table-cell>
          <table:table-cell table:formula="of:=[.J20]-140" office:value-type="float" office:value="814.931020585597" calcext:value-type="float">
            <text:p>814.93</text:p>
          </table:table-cell>
          <table:table-cell table:formula="of:=[.J20]+80" office:value-type="float" office:value="1034.9310205856" calcext:value-type="float">
            <text:p>1,034.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0]*[.C19]" office:value-type="float" office:value="51819264" calcext:value-type="float">
            <text:p>51,819,264.00</text:p>
          </table:table-cell>
          <table:table-cell table:style-name="ce2" table:formula="of:=[.D20]*[.D19]" office:value-type="float" office:value="2338875" calcext:value-type="float">
            <text:p>2,338,875.00</text:p>
          </table:table-cell>
          <table:table-cell/>
          <table:table-cell office:value-type="string" calcext:value-type="string">
            <text:p>T0</text:p>
          </table:table-cell>
          <table:table-cell office:value-type="float" office:value="288.15" calcext:value-type="float">
            <text:p>288.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G$18]*EXP(-[.G$22]*[.G$23]*[.I21]/[.G$24]/[.G$21])/100" office:value-type="float" office:value="899.968669209622" calcext:value-type="float">
            <text:p>899.97</text:p>
          </table:table-cell>
          <table:table-cell table:formula="of:=[.J21]-140" office:value-type="float" office:value="759.968669209623" calcext:value-type="float">
            <text:p>759.97</text:p>
          </table:table-cell>
          <table:table-cell table:formula="of:=[.J21]+80" office:value-type="float" office:value="979.968669209623" calcext:value-type="float">
            <text:p>979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21]/60" office:value-type="float" office:value="863654.4" calcext:value-type="float">
            <text:p>863,654.40</text:p>
          </table:table-cell>
          <table:table-cell table:style-name="ce2" table:formula="of:=[.D21]/60" office:value-type="float" office:value="38981.25" calcext:value-type="float">
            <text:p>38,981.2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9.80665" calcext:value-type="float">
            <text:p>9.80665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G$18]*EXP(-[.G$22]*[.G$23]*[.I22]/[.G$24]/[.G$21])/100" office:value-type="float" office:value="848.169750588114" calcext:value-type="float">
            <text:p>848.17</text:p>
          </table:table-cell>
          <table:table-cell table:formula="of:=[.J22]-140" office:value-type="float" office:value="708.169750588114" calcext:value-type="float">
            <text:p>708.17</text:p>
          </table:table-cell>
          <table:table-cell table:formula="of:=[.J22]+80" office:value-type="float" office:value="928.169750588114" calcext:value-type="float">
            <text:p>928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ys</text:p>
          </table:table-cell>
          <table:table-cell table:formula="of:=[.C22]/24" office:value-type="float" office:value="35985.6" calcext:value-type="float">
            <text:p>35,985.60</text:p>
          </table:table-cell>
          <table:table-cell table:style-name="ce2" table:formula="of:=[.D22]/24" office:value-type="float" office:value="1624.21875" calcext:value-type="float">
            <text:p>1,624.2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289644" calcext:value-type="float">
            <text:p>0.0289644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G$18]*EXP(-[.G$22]*[.G$23]*[.I23]/[.G$24]/[.G$21])/100" office:value-type="float" office:value="709.984629472197" calcext:value-type="float">
            <text:p>709.98</text:p>
          </table:table-cell>
          <table:table-cell table:formula="of:=[.J23]-140" office:value-type="float" office:value="569.984629472197" calcext:value-type="float">
            <text:p>569.98</text:p>
          </table:table-cell>
          <table:table-cell table:formula="of:=[.J23]+80" office:value-type="float" office:value="789.984629472197" calcext:value-type="float">
            <text:p>789.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formula="of:=[.C23]/7" office:value-type="float" office:value="5140.8" calcext:value-type="float">
            <text:p>5,140.80</text:p>
          </table:table-cell>
          <table:table-cell table:style-name="ce2" table:formula="of:=[.D23]/7" office:value-type="float" office:value="232.03125" calcext:value-type="float">
            <text:p>232.0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.31447" calcext:value-type="float">
            <text:p>8.31447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G$18]*EXP(-[.G$22]*[.G$23]*[.I24]/[.G$24]/[.G$21])/100" office:value-type="float" office:value="560.106358512978" calcext:value-type="float">
            <text:p>560.11</text:p>
          </table:table-cell>
          <table:table-cell table:formula="of:=[.J24]-140" office:value-type="float" office:value="420.106358512978" calcext:value-type="float">
            <text:p>420.11</text:p>
          </table:table-cell>
          <table:table-cell table:formula="of:=[.J24]+80" office:value-type="float" office:value="640.106358512978" calcext:value-type="float">
            <text:p>640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ths</text:p>
          </table:table-cell>
          <table:table-cell table:formula="of:=[.C23]/30" office:value-type="float" office:value="1199.52" calcext:value-type="float">
            <text:p>1,199.52</text:p>
          </table:table-cell>
          <table:table-cell table:style-name="ce2" table:formula="of:=[.D23]/30" office:value-type="float" office:value="54.140625" calcext:value-type="float">
            <text:p>54.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table:formula="of:=[.C25]/12" office:value-type="float" office:value="99.96" calcext:value-type="float">
            <text:p>99.96</text:p>
          </table:table-cell>
          <table:table-cell table:style-name="ce2" table:formula="of:=[.D25]/12" office:value-type="float" office:value="4.51171875" calcext:value-type="float">
            <text:p>4.5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's</text:p>
          </table:table-cell>
          <table:table-cell table:style-name="ce5" office:value-type="float" office:value="20" calcext:value-type="float">
            <text:p>20.00</text:p>
          </table:table-cell>
          <table:table-cell table:style-name="ce5" office:value-type="float" office:value="80" calcext:value-type="float">
            <text:p>80.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6" table:formula="of:=[.C22]/[.C27]" office:value-type="float" office:value="43182.72" calcext:value-type="float">
            <text:p>43,182.72</text:p>
          </table:table-cell>
          <table:table-cell table:style-name="ce6" table:formula="of:=[.D22]/[.D27]" office:value-type="float" office:value="487.265625" calcext:value-type="float">
            <text:p>487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eks total</text:p>
          </table:table-cell>
          <table:table-cell table:formula="of:=[.C24]/[.C27]" office:value-type="float" office:value="257.04" calcext:value-type="float">
            <text:p>257.04</text:p>
          </table:table-cell>
          <table:table-cell table:style-name="ce2" table:formula="of:=[.D24]/[.D27]" office:value-type="float" office:value="2.900390625" calcext:value-type="float">
            <text:p>2.90</text:p>
          </table:table-cell>
          <table:table-cell table:number-columns-repeated="13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6:09:17.40609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0:53:59.867463368</meta:creation-date>
    <dc:date>2015-03-06T18:11:08.310155042</dc:date>
    <meta:editing-duration>PT7H17M12S</meta:editing-duration>
    <meta:editing-cycles>52</meta:editing-cycles>
    <meta:generator>LibreOffice/4.2.7.2$Linux_X86_64 LibreOffice_project/420m0$Build-2</meta:generator>
    <meta:document-statistic meta:table-count="1" meta:cell-count="197" meta:object-count="0"/>
  </office:meta>
</office:document-meta>
</file>